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b84747" draw:textarea-horizontal-align="justify" draw:textarea-vertical-align="middle" draw:auto-grow-height="false"/>
    </style:style>
    <style:style style:name="gr3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svg:stroke-width="0cm" draw:fill-color="#808000" draw:shadow="hidden" dr3d:depth="0.221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center="false" draw:marker-end="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center="false" draw:marker-end="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769cm" dr3d:backface-culling="enabled" dr3d:close-front="true" dr3d:close-back="true" dr3d:normals-kind="flat" dr3d:normals-direction="inverse" dr3d:texture-generation-mode-x="parallel" dr3d:texture-generation-mode-y="parallel" dr3d:texture-filter="enabled" dr3d:diffuse-color="#00b8ff" dr3d:emissive-color="#355e00" dr3d:specular-color="#314004" dr3d:shininess="2%" dr3d:shadow="hidden"/>
    </style:style>
    <style:style style:name="gr8" style:family="graphic" style:parent-style-name="standard">
      <style:graphic-properties draw:stroke="none" draw:stroke-dash="Dash_20_2" svg:stroke-width="0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769cm" dr3d:backface-culling="enabled" dr3d:close-front="false" dr3d:close-back="false" dr3d:normals-kind="flat" dr3d:normals-direction="inverse" dr3d:texture-generation-mode-x="parallel" dr3d:texture-generation-mode-y="parallel" dr3d:texture-filter="enabled" dr3d:diffuse-color="#00b8ff" dr3d:emissive-color="#355e00" dr3d:specular-color="#314004" dr3d:shininess="2%" dr3d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0cm" svg:y="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0.5cm" svg:y="2.231cm">
          <text:p text:style-name="P1">A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0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cm" svg:height="1cm" svg:x="0.5cm" svg:y="0.231cm">
          <text:p text:style-name="P1">A0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4" svg:width="1cm" svg:height="0.873cm" svg:x="2.308cm" svg:y="0.999cm" dr3d:transform="matrix (1 0 0 0 0.939692620785931 0.342020143325607 0 -0.342020143325607 0.939692620785931 -2.8095cm 1.38719182928608cm 0.387304891218726cm)" dr3d:vrp="(0 0 3081)" dr3d:vpn="(0 0 2860)" dr3d:projection="perspective" dr3d:distance="0.22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309 -1873 1001 874" svg:d="m2309-1217h750v218l251-437-251-437v219h-750zm0 655zm1001-874z"/>
        </dr3d:scene>
        <dr3d:scene draw:style-name="gr4" svg:width="1cm" svg:height="0.873cm" svg:x="2.308cm" svg:y="2.974cm" dr3d:transform="matrix (1 0 0 0 0.939692620785931 0.342020143325607 0 -0.342020143325607 0.939692620785931 -2.8095cm 1.38719182928608cm 0.387304891218726cm)" dr3d:vrp="(0 0 3081)" dr3d:vpn="(0 0 2860)" dr3d:projection="perspective" dr3d:distance="0.22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309 -1873 1001 874" svg:d="m2309-1217h750v218l251-437-251-437v219h-750zm0 655zm1001-874z"/>
        </dr3d:scene>
        <dr3d:scene draw:style-name="gr6" svg:width="3cm" svg:height="3.52cm" svg:x="3.5cm" svg:y="0.326cm" dr3d:transform="matrix (1 0 0 0 0.939692620785931 0.342020143325607 0 -0.342020143325607 0.939692620785931 -5.0005cm 2.08277847217068cm 0.348893014923432cm)" dr3d:vrp="(0 0 9343.28571428571)" dr3d:vpn="(0 0 8574.28571428571)" dr3d:projection="perspective" dr3d:distance="0.76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3500 -3827 3001 3501" svg:d="m3500-909h208v292h208v291h2585v-2335h-209v-292h-208v-291l-171-2-152-13-135-21-121-30-109-36-101-41-186-94-184-99-203-96-115-43-129-39-144-32-163-25-213 48-164 47-294 104zm0 3290zm3001-3501z"/>
          <dr3d:extrude draw:style-name="gr8" draw:layer="layout" svg:viewBox="3500 -3827 3001 3501" svg:d="m3708-909h2376v-2044m-2584 2627zm3001-3501z"/>
          <dr3d:extrude draw:style-name="gr8" draw:layer="layout" svg:viewBox="3500 -3827 3001 3501" svg:d="m3916-617h2376v-2044m-2792 2335zm3001-3501z"/>
        </dr3d:scene>
        <draw:frame draw:style-name="gr9" draw:layer="layout" svg:width="3.177cm" svg:height="2.384cm" svg:x="3.416cm" svg:y="0.616cm">
          <draw:text-box>
            <text:p text:style-name="P2">A0-Cmd1</text:p>
            <text:p text:style-name="P2">A0-Cmd2</text:p>
            <text:p text:style-name="P2">A0-Cmd3</text:p>
          </draw:text-box>
        </draw:frame>
        <draw:frame draw:style-name="gr9" draw:layer="layout" svg:width="3.177cm" svg:height="2.384cm" svg:x="3.416cm" svg:y="0.616cm">
          <draw:text-box>
            <text:p text:style-name="P2">A0-Cmd1</text:p>
            <text:p text:style-name="P2">A0-Cmd2</text:p>
            <text:p text:style-name="P2">A0-Cmd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056cm" fo:page-height="4.2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10:46</meta:creation-date>
    <dc:date>2010-04-18T15:17:01</dc:date>
    <meta:editing-duration>PT00H59M41S</meta:editing-duration>
    <meta:editing-cycles>12</meta:editing-cycles>
    <meta:generator>OpenOffice.org/3.2$Linux OpenOffice.org_project/320m12$Build-9483</meta:generator>
    <meta:document-statistic meta:object-count="14"/>
  </office:meta>
</office:document-meta>
</file>